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A71406D62F43CC31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A71406D62F43CC31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ús acusado de blasfemia</text:span></text:p>
            <text:p text:style-name="P3"><text:span text:style-name="T2">(Juan 10.22-42</text:span><text:span text:style-name="T2">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0:43:32.011000000</dc:date>
    <meta:editing-duration>PT2H27M51S</meta:editing-duration>
    <meta:editing-cycles>43</meta:editing-cycles>
    <meta:generator>LibreOffice/5.4.7.2$Windows_X86_64 LibreOffice_project/c838ef25c16710f8838b1faec480ebba495259d0</meta:generator>
    <meta:document-statistic meta:object-count="3"/>
  </office:meta>
</office:document-meta>
</file>